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tion about the reference to “Louis Renan” on page 241 of TTTA.</text:p>
      <text:p text:style-name="Standard"/>
      <text:p text:style-name="Horizontal_20_Line"/>
      <text:p text:style-name="Standard"/>
      <text:p text:style-name="P1">Ernest Renan</text:p>
      <text:p text:style-name="Standard"><text:a xlink:type="simple" xlink:href="http://en.wikipedia.org/wiki/Ernest_Renan">http://en.wikipedia.org/wiki/Ernest_Renan</text:a></text:p>
      <text:p text:style-name="Standard"><text:a xlink:type="simple" xlink:href="http://www.britannica.com/EBchecked/topic/497999/Ernest-Renan">http://www.britannica.com/EBchecked/topic/497999/Ernest-Renan</text:a></text:p>
      <text:p text:style-name="Standard"/>
      <text:p text:style-name="Standard"><text:span text:style-name="T1">Joseph Ernest Renan</text:span> (28 February 1823 – 2 October 1892<text:bookmark text:name="cite_ref-11"/><text:a xlink:type="simple" xlink:href="http://en.wikipedia.org/wiki/Ernest_Renan#cite_note-1">[1]</text:a>) was a French expert of Middle East ancient languages and civilizations,<text:bookmark text:name="cite_ref-2"/><text:a xlink:type="simple" xlink:href="http://en.wikipedia.org/wiki/Ernest_Renan#cite_note-2">[2]</text:a> <text:a xlink:type="simple" xlink:href="http://en.wikipedia.org/wiki/Philosopher">philosopher</text:a> and writer, devoted to his native province of <text:a xlink:type="simple" xlink:href="http://en.wikipedia.org/wiki/Brittany">Brittany</text:a>. He is best known for his influential historical works on early Christianity and his <text:a xlink:type="simple" xlink:href="http://en.wikipedia.org/wiki/Political_theory">political</text:a> theories, especially concerning nationalism and national identity. His many exchanges of views with <text:a xlink:type="simple" xlink:href="http://en.wikipedia.org/wiki/Auguste_Comte">Auguste Comte</text:a> led to philosophic essays he wrote, but the ideas of which he declared a common work in their preface : <text:span text:style-name="T2">Essais philosophiques</text:span>.</text:p>
      <text:p text:style-name="Standard"/>
      <text:p text:style-name="Standard">He had strong leanings towards mathematics and natural science.</text:p>
      <text:p text:style-name="Standard">Lived in Paris.</text:p>
      <text:p text:style-name="Standard">Educated by Catholic Priests.</text:p>
      <text:p text:style-name="Standard"/>
      <text:p text:style-name="Standard"><text:bookmark-start text:name="__DdeLink__9733_165106720"/></text:p>
      <text:p text:style-name="Horizontal_20_Line"/>
      <text:p text:style-name="Standard"><text:bookmark-end text:name="__DdeLink__9733_165106720"/></text:p>
      <text:p text:style-name="P1">Renan, Virginia</text:p>
      <text:p text:style-name="Standard"><text:a xlink:type="simple" xlink:href="http://en.wikipedia.org/wiki/Renan,_Virginia">http://en.wikipedia.org/wiki/Renan,_Virginia</text:a></text:p>
      <text:p text:style-name="Text_20_body"><text:span text:style-name="T1">Renan</text:span> is an <text:a xlink:type="simple" xlink:href="http://en.wikipedia.org/wiki/Unincorporated_area">unincorporated community</text:a> in the northeastern part of <text:a xlink:type="simple" xlink:href="http://en.wikipedia.org/wiki/Pittsylvania_County,_Virginia">Pittsylvania County</text:a>, <text:a xlink:type="simple" xlink:href="http://en.wikipedia.org/wiki/Virginia">Virginia</text:a>, <text:a xlink:type="simple" xlink:href="http://en.wikipedia.org/wiki/United_States">United States</text:a>. It is included in the <text:a xlink:type="simple" xlink:href="http://en.wikipedia.org/wiki/Danville,_Virginia">Danville, Virginia</text:a> <text:a xlink:type="simple" xlink:href="http://en.wikipedia.org/wiki/Danville,_Virginia_metropolitan_area">Metropolitan Statistical Area</text:a>. It is contained within the Staunton River Magisterial District, and is located on a crossroads between <text:a xlink:type="simple" xlink:href="http://en.wikipedia.org/wiki/Straightstone,_Virginia">Straightstone</text:a>, <text:a xlink:type="simple" xlink:href="http://en.wikipedia.org/wiki/Mount_Airy,_Pittsylvania_County,_Virginia">Mount Airy</text:a>, and <text:a xlink:type="simple" xlink:href="http://en.wikipedia.org/wiki/Hurt,_Virginia">Hurt</text:a>.</text:p>
      <text:p text:style-name="Text_20_body">The community of Renan was named in the second half of the 19th century after <text:a xlink:type="simple" xlink:href="http://en.wikipedia.org/wiki/Ernest_Renan">Ernest Renan</text:a>, French philosopher and theologian. The name of the community is pronounced with stress on the first syllable of the word, however.<text:bookmark text:name="cite_ref-1"/><text:a xlink:type="simple" xlink:href="http://en.wikipedia.org/wiki/Renan,_Virginia#cite_note-1">[1]</text:a> In the 1880s, the four-room Harmony Grove School served the area, which was then replaced by the brick Renan School. This was then closed and converted into a <text:a xlink:type="simple" xlink:href="http://en.wikipedia.org/wiki/Virginia_furniture">Virginia furniture</text:a> factory.</text:p>
      <text:p text:style-name="Text_20_body">A store served the community from 1901 until the 1980s.</text:p>
      <text:p text:style-name="Standard"/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4-27T22:34:03</meta:creation-date>
    <dc:date>2013-04-27T22:37:39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13" meta:word-count="243" meta:character-count="1674" meta:non-whitespace-character-count="1444"/>
    <meta:generator>LibreOffice/3.5$Linux_X86_64 LibreOffice_project/350m1$Build-403</meta:generator>
  </office:meta>
</office:document-meta>
</file>